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mmyFactory.isPostProces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Factory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ummyFactory.getObjec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ummyFactory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Factory.getBea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Factory.setSingleton( boolean singlet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Factory.Dummy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ummyFactory.wasPrototypeCre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Factory.setOtherTestBean( TestBean otherTest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ummyFactory.get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Factory.setBeanName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Factory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ummyFactory.setPostProcessed( boolean postProcess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Factory.se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ummyFactory.getOther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Factory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Factory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Factory.wasIniti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